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5">
          <table:table-cell table:style-name="ce2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6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6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6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6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6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6</text:p>
          </table:table-cell>
          <table:table-cell office:value-type="string">
            <text:p>Single NOR Gate</text:p>
          </table:table-cell>
          <table:table-cell office:value-type="string">
            <text:p>74AUP1G02GW</text:p>
          </table:table-cell>
          <table:table-cell office:value-type="string">
            <text:p>NXP</text:p>
          </table:table-cell>
          <table:table-cell/>
          <table:table-cell office:value-type="string">
            <text:p>SOT-353-1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7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D2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D3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C1,C9-1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2,C8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3-4</text:p>
          </table:table-cell>
          <table:table-cell office:value-type="string">
            <text:p>Ceramic Capacitor</text:p>
          </table:table-cell>
          <table:table-cell office:value-type="string">
            <text:p>GRM188R71E683KA01J</text:p>
          </table:table-cell>
          <table:table-cell office:value-type="string">
            <text:p>Murata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7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2-23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2">
            <text:p>1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C2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2,R9-10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4-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7,R8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8:.G36])" office:value-type="float" office:value="46">
            <text:p>46</text:p>
          </table:table-cell>
          <table:table-cell table:style-name="ce12" table:formula="of:=SUMPRODUCT([.$G8:.$G36];[.H8:.H36])" office:value-type="float" office:value="11.065">
            <text:p>11.07</text:p>
          </table:table-cell>
          <table:table-cell table:style-name="ce12" table:formula="of:=SUMPRODUCT([.$G8:.$G36];[.I8:.I36])" office:value-type="float" office:value="7.205">
            <text:p>7.21</text:p>
          </table:table-cell>
          <table:table-cell table:style-name="ce12" table:formula="of:=SUMPRODUCT([.$G8:.$G36];[.J8:.J36])" office:value-type="float" office:value="5.475">
            <text:p>5.48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style-name="ce5"/>
          <table:table-cell table:number-columns-repeated="1023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6" table:number-rows-repeated="1048499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6-14T13:33:05</dc:date>
    <dc:creator>chris </dc:creator>
    <meta:editing-duration>P2DT6H18M4S</meta:editing-duration>
    <meta:editing-cycles>231</meta:editing-cycles>
    <meta:generator>LibreOffice/3.5$Linux_x86 LibreOffice_project/350m1$Build-2</meta:generator>
    <meta:document-statistic meta:table-count="3" meta:cell-count="304" meta:object-count="0"/>
  </office:meta>
</office:document-meta>
</file>